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number-columns-repeated="2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Wheel circumference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Clock</text:p>
          </table:table-cell>
          <table:table-cell table:number-columns-repeated="6"/>
          <table:table-cell table:number-columns-repeated="2"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]*3.1419" office:value-type="float" office:value="116.2503" calcext:value-type="float">
            <text:p>116.2503</text:p>
          </table:table-cell>
          <table:table-cell office:value-type="float" office:value="48" calcext:value-type="float">
            <text:p>48</text:p>
          </table:table-cell>
          <table:table-cell office:value-type="float" office:value="16000000" calcext:value-type="float">
            <text:p>16000000</text:p>
          </table:table-cell>
          <table:table-cell table:number-columns-repeated="6"/>
          <table:table-cell table:number-columns-repeated="2" office:value-type="float" office:value="256" calcext:value-type="float">
            <text:p>25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number-columns-repeated="2" office:value-type="float" office:value="1024" calcext:value-type="float">
            <text:p>1024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uSteps</text:p>
          </table:table-cell>
          <table:table-cell table:style-name="ce1" office:value-type="string" calcext:value-type="string">
            <text:p>Clock prescaler</text:p>
          </table:table-cell>
          <table:table-cell table:style-name="ce1" office:value-type="string" calcext:value-type="string">
            <text:p>Slopes per cycle</text:p>
          </table:table-cell>
          <table:table-cell table:style-name="ce1" office:value-type="string" calcext:value-type="string">
            <text:p>uSteps per rotation</text:p>
          </table:table-cell>
          <table:table-cell table:style-name="ce1" office:value-type="string" calcext:value-type="string">
            <text:p>mm per uStep</text:p>
          </table:table-cell>
          <table:table-cell table:style-name="ce1" office:value-type="string" calcext:value-type="string">
            <text:p>Timer clock</text:p>
          </table:table-cell>
          <table:table-cell table:style-name="ce1" office:value-type="string" calcext:value-type="string">
            <text:p>Max uSteps per second</text:p>
          </table:table-cell>
          <table:table-cell table:style-name="ce1" office:value-type="string" calcext:value-type="string">
            <text:p>Min uSteps per second</text:p>
          </table:table-cell>
          <table:table-cell table:style-name="ce1" office:value-type="string" calcext:value-type="string">
            <text:p>Max mm/second</text:p>
          </table:table-cell>
          <table:table-cell table:style-name="ce1" office:value-type="string" calcext:value-type="string">
            <text:p>Min mm/second</text:p>
          </table:table-cell>
          <table:table-cell table:style-name="ce1" table:number-columns-repeated="10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$C$4]*[.A7]" office:value-type="float" office:value="48" calcext:value-type="float">
            <text:p>48</text:p>
          </table:table-cell>
          <table:table-cell table:formula="of:=[.$B$4]/[.D7]" office:value-type="float" office:value="2.42188125" calcext:value-type="float">
            <text:p>2.42188125</text:p>
          </table:table-cell>
          <table:table-cell table:formula="of:=[.$D$4]/[.B7]" office:value-type="float" office:value="16000000" calcext:value-type="float">
            <text:p>16000000</text:p>
          </table:table-cell>
          <table:table-cell table:formula="of:=[.F7]/(2*[.C7])" office:value-type="float" office:value="8000000" calcext:value-type="float">
            <text:p>8000000</text:p>
          </table:table-cell>
          <table:table-cell table:formula="of:=[.G7]/255" office:value-type="float" office:value="31372.5490196078" calcext:value-type="float">
            <text:p>31372.5490196078</text:p>
          </table:table-cell>
          <table:table-cell table:formula="of:=[.E7]*[.G7]" office:value-type="float" office:value="19375050" calcext:value-type="float">
            <text:p>19375050</text:p>
          </table:table-cell>
          <table:table-cell table:formula="of:=[.E7]*[.H7]" office:value-type="float" office:value="75980.5882352941" calcext:value-type="float">
            <text:p>75980.58823529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8]" office:value-type="float" office:value="96" calcext:value-type="float">
            <text:p>96</text:p>
          </table:table-cell>
          <table:table-cell table:formula="of:=[.$B$4]/[.D8]" office:value-type="float" office:value="1.210940625" calcext:value-type="float">
            <text:p>1.210940625</text:p>
          </table:table-cell>
          <table:table-cell table:formula="of:=[.$D$4]/[.B8]" office:value-type="float" office:value="16000000" calcext:value-type="float">
            <text:p>16000000</text:p>
          </table:table-cell>
          <table:table-cell table:formula="of:=[.F8]/(2*[.C8])" office:value-type="float" office:value="8000000" calcext:value-type="float">
            <text:p>8000000</text:p>
          </table:table-cell>
          <table:table-cell table:formula="of:=[.G8]/255" office:value-type="float" office:value="31372.5490196078" calcext:value-type="float">
            <text:p>31372.5490196078</text:p>
          </table:table-cell>
          <table:table-cell table:formula="of:=[.E8]*[.G8]" office:value-type="float" office:value="9687525" calcext:value-type="float">
            <text:p>9687525</text:p>
          </table:table-cell>
          <table:table-cell table:formula="of:=[.E8]*[.H8]" office:value-type="float" office:value="37990.2941176471" calcext:value-type="float">
            <text:p>37990.294117647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9]" office:value-type="float" office:value="192" calcext:value-type="float">
            <text:p>192</text:p>
          </table:table-cell>
          <table:table-cell table:formula="of:=[.$B$4]/[.D9]" office:value-type="float" office:value="0.6054703125" calcext:value-type="float">
            <text:p>0.6054703125</text:p>
          </table:table-cell>
          <table:table-cell table:formula="of:=[.$D$4]/[.B9]" office:value-type="float" office:value="16000000" calcext:value-type="float">
            <text:p>16000000</text:p>
          </table:table-cell>
          <table:table-cell table:formula="of:=[.F9]/(2*[.C9])" office:value-type="float" office:value="8000000" calcext:value-type="float">
            <text:p>8000000</text:p>
          </table:table-cell>
          <table:table-cell table:formula="of:=[.G9]/255" office:value-type="float" office:value="31372.5490196078" calcext:value-type="float">
            <text:p>31372.5490196078</text:p>
          </table:table-cell>
          <table:table-cell table:formula="of:=[.E9]*[.G9]" office:value-type="float" office:value="4843762.5" calcext:value-type="float">
            <text:p>4843762.5</text:p>
          </table:table-cell>
          <table:table-cell table:formula="of:=[.E9]*[.H9]" office:value-type="float" office:value="18995.1470588235" calcext:value-type="float">
            <text:p>18995.147058823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0]" office:value-type="float" office:value="384" calcext:value-type="float">
            <text:p>384</text:p>
          </table:table-cell>
          <table:table-cell table:formula="of:=[.$B$4]/[.D10]" office:value-type="float" office:value="0.30273515625" calcext:value-type="float">
            <text:p>0.30273515625</text:p>
          </table:table-cell>
          <table:table-cell table:formula="of:=[.$D$4]/[.B10]" office:value-type="float" office:value="16000000" calcext:value-type="float">
            <text:p>16000000</text:p>
          </table:table-cell>
          <table:table-cell table:formula="of:=[.F10]/(2*[.C10])" office:value-type="float" office:value="8000000" calcext:value-type="float">
            <text:p>8000000</text:p>
          </table:table-cell>
          <table:table-cell table:formula="of:=[.G10]/255" office:value-type="float" office:value="31372.5490196078" calcext:value-type="float">
            <text:p>31372.5490196078</text:p>
          </table:table-cell>
          <table:table-cell table:formula="of:=[.E10]*[.G10]" office:value-type="float" office:value="2421881.25" calcext:value-type="float">
            <text:p>2421881.25</text:p>
          </table:table-cell>
          <table:table-cell table:formula="of:=[.E10]*[.H10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1]" office:value-type="float" office:value="768" calcext:value-type="float">
            <text:p>768</text:p>
          </table:table-cell>
          <table:table-cell table:formula="of:=[.$B$4]/[.D11]" office:value-type="float" office:value="0.151367578125" calcext:value-type="float">
            <text:p>0.151367578125</text:p>
          </table:table-cell>
          <table:table-cell table:formula="of:=[.$D$4]/[.B11]" office:value-type="float" office:value="16000000" calcext:value-type="float">
            <text:p>16000000</text:p>
          </table:table-cell>
          <table:table-cell table:formula="of:=[.F11]/(2*[.C11])" office:value-type="float" office:value="8000000" calcext:value-type="float">
            <text:p>8000000</text:p>
          </table:table-cell>
          <table:table-cell table:formula="of:=[.G11]/255" office:value-type="float" office:value="31372.5490196078" calcext:value-type="float">
            <text:p>31372.5490196078</text:p>
          </table:table-cell>
          <table:table-cell table:formula="of:=[.E11]*[.G11]" office:value-type="float" office:value="1210940.625" calcext:value-type="float">
            <text:p>1210940.625</text:p>
          </table:table-cell>
          <table:table-cell table:formula="of:=[.E11]*[.H11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C$4]*[.A12]" office:value-type="float" office:value="1536" calcext:value-type="float">
            <text:p>1536</text:p>
          </table:table-cell>
          <table:table-cell table:formula="of:=[.$B$4]/[.D12]" office:value-type="float" office:value="0.0756837890625" calcext:value-type="float">
            <text:p>0.0756837890625</text:p>
          </table:table-cell>
          <table:table-cell table:formula="of:=[.$D$4]/[.B12]" office:value-type="float" office:value="16000000" calcext:value-type="float">
            <text:p>16000000</text:p>
          </table:table-cell>
          <table:table-cell table:formula="of:=[.F12]/(2*[.C12])" office:value-type="float" office:value="8000000" calcext:value-type="float">
            <text:p>8000000</text:p>
          </table:table-cell>
          <table:table-cell table:formula="of:=[.G12]/255" office:value-type="float" office:value="31372.5490196078" calcext:value-type="float">
            <text:p>31372.5490196078</text:p>
          </table:table-cell>
          <table:table-cell table:formula="of:=[.E12]*[.G12]" office:value-type="float" office:value="605470.3125" calcext:value-type="float">
            <text:p>605470.3125</text:p>
          </table:table-cell>
          <table:table-cell table:formula="of:=[.E12]*[.H12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3]" office:value-type="float" office:value="48" calcext:value-type="float">
            <text:p>48</text:p>
          </table:table-cell>
          <table:table-cell table:formula="of:=[.$B$4]/[.D13]" office:value-type="float" office:value="2.42188125" calcext:value-type="float">
            <text:p>2.42188125</text:p>
          </table:table-cell>
          <table:table-cell table:formula="of:=[.$D$4]/[.B13]" office:value-type="float" office:value="2000000" calcext:value-type="float">
            <text:p>2000000</text:p>
          </table:table-cell>
          <table:table-cell table:formula="of:=[.F13]/(2*[.C13])" office:value-type="float" office:value="1000000" calcext:value-type="float">
            <text:p>1000000</text:p>
          </table:table-cell>
          <table:table-cell table:formula="of:=[.G13]/255" office:value-type="float" office:value="3921.56862745098" calcext:value-type="float">
            <text:p>3921.56862745098</text:p>
          </table:table-cell>
          <table:table-cell table:formula="of:=[.E13]*[.G13]" office:value-type="float" office:value="2421881.25" calcext:value-type="float">
            <text:p>2421881.25</text:p>
          </table:table-cell>
          <table:table-cell table:formula="of:=[.E13]*[.H13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4]" office:value-type="float" office:value="96" calcext:value-type="float">
            <text:p>96</text:p>
          </table:table-cell>
          <table:table-cell table:formula="of:=[.$B$4]/[.D14]" office:value-type="float" office:value="1.210940625" calcext:value-type="float">
            <text:p>1.210940625</text:p>
          </table:table-cell>
          <table:table-cell table:formula="of:=[.$D$4]/[.B14]" office:value-type="float" office:value="2000000" calcext:value-type="float">
            <text:p>2000000</text:p>
          </table:table-cell>
          <table:table-cell table:formula="of:=[.F14]/(2*[.C14])" office:value-type="float" office:value="1000000" calcext:value-type="float">
            <text:p>1000000</text:p>
          </table:table-cell>
          <table:table-cell table:formula="of:=[.G14]/255" office:value-type="float" office:value="3921.56862745098" calcext:value-type="float">
            <text:p>3921.56862745098</text:p>
          </table:table-cell>
          <table:table-cell table:formula="of:=[.E14]*[.G14]" office:value-type="float" office:value="1210940.625" calcext:value-type="float">
            <text:p>1210940.625</text:p>
          </table:table-cell>
          <table:table-cell table:formula="of:=[.E14]*[.H14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5]" office:value-type="float" office:value="192" calcext:value-type="float">
            <text:p>192</text:p>
          </table:table-cell>
          <table:table-cell table:formula="of:=[.$B$4]/[.D15]" office:value-type="float" office:value="0.6054703125" calcext:value-type="float">
            <text:p>0.6054703125</text:p>
          </table:table-cell>
          <table:table-cell table:formula="of:=[.$D$4]/[.B15]" office:value-type="float" office:value="2000000" calcext:value-type="float">
            <text:p>2000000</text:p>
          </table:table-cell>
          <table:table-cell table:formula="of:=[.F15]/(2*[.C15])" office:value-type="float" office:value="1000000" calcext:value-type="float">
            <text:p>1000000</text:p>
          </table:table-cell>
          <table:table-cell table:formula="of:=[.G15]/255" office:value-type="float" office:value="3921.56862745098" calcext:value-type="float">
            <text:p>3921.56862745098</text:p>
          </table:table-cell>
          <table:table-cell table:formula="of:=[.E15]*[.G15]" office:value-type="float" office:value="605470.3125" calcext:value-type="float">
            <text:p>605470.3125</text:p>
          </table:table-cell>
          <table:table-cell table:formula="of:=[.E15]*[.H15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6]" office:value-type="float" office:value="384" calcext:value-type="float">
            <text:p>384</text:p>
          </table:table-cell>
          <table:table-cell table:formula="of:=[.$B$4]/[.D16]" office:value-type="float" office:value="0.30273515625" calcext:value-type="float">
            <text:p>0.30273515625</text:p>
          </table:table-cell>
          <table:table-cell table:formula="of:=[.$D$4]/[.B16]" office:value-type="float" office:value="2000000" calcext:value-type="float">
            <text:p>2000000</text:p>
          </table:table-cell>
          <table:table-cell table:formula="of:=[.F16]/(2*[.C16])" office:value-type="float" office:value="1000000" calcext:value-type="float">
            <text:p>1000000</text:p>
          </table:table-cell>
          <table:table-cell table:formula="of:=[.G16]/255" office:value-type="float" office:value="3921.56862745098" calcext:value-type="float">
            <text:p>3921.56862745098</text:p>
          </table:table-cell>
          <table:table-cell table:formula="of:=[.E16]*[.G16]" office:value-type="float" office:value="302735.15625" calcext:value-type="float">
            <text:p>302735.15625</text:p>
          </table:table-cell>
          <table:table-cell table:formula="of:=[.E16]*[.H16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7]" office:value-type="float" office:value="768" calcext:value-type="float">
            <text:p>768</text:p>
          </table:table-cell>
          <table:table-cell table:formula="of:=[.$B$4]/[.D17]" office:value-type="float" office:value="0.151367578125" calcext:value-type="float">
            <text:p>0.151367578125</text:p>
          </table:table-cell>
          <table:table-cell table:formula="of:=[.$D$4]/[.B17]" office:value-type="float" office:value="2000000" calcext:value-type="float">
            <text:p>2000000</text:p>
          </table:table-cell>
          <table:table-cell table:formula="of:=[.F17]/(2*[.C17])" office:value-type="float" office:value="1000000" calcext:value-type="float">
            <text:p>1000000</text:p>
          </table:table-cell>
          <table:table-cell table:formula="of:=[.G17]/255" office:value-type="float" office:value="3921.56862745098" calcext:value-type="float">
            <text:p>3921.56862745098</text:p>
          </table:table-cell>
          <table:table-cell table:formula="of:=[.E17]*[.G17]" office:value-type="float" office:value="151367.578125" calcext:value-type="float">
            <text:p>151367.578125</text:p>
          </table:table-cell>
          <table:table-cell table:formula="of:=[.E17]*[.H17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$C$4]*[.A18]" office:value-type="float" office:value="1536" calcext:value-type="float">
            <text:p>1536</text:p>
          </table:table-cell>
          <table:table-cell table:formula="of:=[.$B$4]/[.D18]" office:value-type="float" office:value="0.0756837890625" calcext:value-type="float">
            <text:p>0.0756837890625</text:p>
          </table:table-cell>
          <table:table-cell table:formula="of:=[.$D$4]/[.B18]" office:value-type="float" office:value="2000000" calcext:value-type="float">
            <text:p>2000000</text:p>
          </table:table-cell>
          <table:table-cell table:formula="of:=[.F18]/(2*[.C18])" office:value-type="float" office:value="1000000" calcext:value-type="float">
            <text:p>1000000</text:p>
          </table:table-cell>
          <table:table-cell table:formula="of:=[.G18]/255" office:value-type="float" office:value="3921.56862745098" calcext:value-type="float">
            <text:p>3921.56862745098</text:p>
          </table:table-cell>
          <table:table-cell table:formula="of:=[.E18]*[.G18]" office:value-type="float" office:value="75683.7890625" calcext:value-type="float">
            <text:p>75683.7890625</text:p>
          </table:table-cell>
          <table:table-cell table:formula="of:=[.E18]*[.H18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19]" office:value-type="float" office:value="48" calcext:value-type="float">
            <text:p>48</text:p>
          </table:table-cell>
          <table:table-cell table:formula="of:=[.$B$4]/[.D19]" office:value-type="float" office:value="2.42188125" calcext:value-type="float">
            <text:p>2.42188125</text:p>
          </table:table-cell>
          <table:table-cell table:formula="of:=[.$D$4]/[.B19]" office:value-type="float" office:value="250000" calcext:value-type="float">
            <text:p>250000</text:p>
          </table:table-cell>
          <table:table-cell table:formula="of:=[.F19]/(2*[.C19])" office:value-type="float" office:value="125000" calcext:value-type="float">
            <text:p>125000</text:p>
          </table:table-cell>
          <table:table-cell table:formula="of:=[.G19]/255" office:value-type="float" office:value="490.196078431373" calcext:value-type="float">
            <text:p>490.196078431373</text:p>
          </table:table-cell>
          <table:table-cell table:formula="of:=[.E19]*[.G19]" office:value-type="float" office:value="302735.15625" calcext:value-type="float">
            <text:p>302735.15625</text:p>
          </table:table-cell>
          <table:table-cell table:formula="of:=[.E19]*[.H19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0]" office:value-type="float" office:value="96" calcext:value-type="float">
            <text:p>96</text:p>
          </table:table-cell>
          <table:table-cell table:formula="of:=[.$B$4]/[.D20]" office:value-type="float" office:value="1.210940625" calcext:value-type="float">
            <text:p>1.210940625</text:p>
          </table:table-cell>
          <table:table-cell table:formula="of:=[.$D$4]/[.B20]" office:value-type="float" office:value="250000" calcext:value-type="float">
            <text:p>250000</text:p>
          </table:table-cell>
          <table:table-cell table:formula="of:=[.F20]/(2*[.C20])" office:value-type="float" office:value="125000" calcext:value-type="float">
            <text:p>125000</text:p>
          </table:table-cell>
          <table:table-cell table:formula="of:=[.G20]/255" office:value-type="float" office:value="490.196078431373" calcext:value-type="float">
            <text:p>490.196078431373</text:p>
          </table:table-cell>
          <table:table-cell table:formula="of:=[.E20]*[.G20]" office:value-type="float" office:value="151367.578125" calcext:value-type="float">
            <text:p>151367.578125</text:p>
          </table:table-cell>
          <table:table-cell table:formula="of:=[.E20]*[.H20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1]" office:value-type="float" office:value="192" calcext:value-type="float">
            <text:p>192</text:p>
          </table:table-cell>
          <table:table-cell table:formula="of:=[.$B$4]/[.D21]" office:value-type="float" office:value="0.6054703125" calcext:value-type="float">
            <text:p>0.6054703125</text:p>
          </table:table-cell>
          <table:table-cell table:formula="of:=[.$D$4]/[.B21]" office:value-type="float" office:value="250000" calcext:value-type="float">
            <text:p>250000</text:p>
          </table:table-cell>
          <table:table-cell table:formula="of:=[.F21]/(2*[.C21])" office:value-type="float" office:value="125000" calcext:value-type="float">
            <text:p>125000</text:p>
          </table:table-cell>
          <table:table-cell table:formula="of:=[.G21]/255" office:value-type="float" office:value="490.196078431373" calcext:value-type="float">
            <text:p>490.196078431373</text:p>
          </table:table-cell>
          <table:table-cell table:formula="of:=[.E21]*[.G21]" office:value-type="float" office:value="75683.7890625" calcext:value-type="float">
            <text:p>75683.7890625</text:p>
          </table:table-cell>
          <table:table-cell table:formula="of:=[.E21]*[.H21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2]" office:value-type="float" office:value="384" calcext:value-type="float">
            <text:p>384</text:p>
          </table:table-cell>
          <table:table-cell table:formula="of:=[.$B$4]/[.D22]" office:value-type="float" office:value="0.30273515625" calcext:value-type="float">
            <text:p>0.30273515625</text:p>
          </table:table-cell>
          <table:table-cell table:formula="of:=[.$D$4]/[.B22]" office:value-type="float" office:value="250000" calcext:value-type="float">
            <text:p>250000</text:p>
          </table:table-cell>
          <table:table-cell table:formula="of:=[.F22]/(2*[.C22])" office:value-type="float" office:value="125000" calcext:value-type="float">
            <text:p>125000</text:p>
          </table:table-cell>
          <table:table-cell table:formula="of:=[.G22]/255" office:value-type="float" office:value="490.196078431373" calcext:value-type="float">
            <text:p>490.196078431373</text:p>
          </table:table-cell>
          <table:table-cell table:formula="of:=[.E22]*[.G22]" office:value-type="float" office:value="37841.89453125" calcext:value-type="float">
            <text:p>37841.89453125</text:p>
          </table:table-cell>
          <table:table-cell table:formula="of:=[.E22]*[.H22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3]" office:value-type="float" office:value="768" calcext:value-type="float">
            <text:p>768</text:p>
          </table:table-cell>
          <table:table-cell table:formula="of:=[.$B$4]/[.D23]" office:value-type="float" office:value="0.151367578125" calcext:value-type="float">
            <text:p>0.151367578125</text:p>
          </table:table-cell>
          <table:table-cell table:formula="of:=[.$D$4]/[.B23]" office:value-type="float" office:value="250000" calcext:value-type="float">
            <text:p>250000</text:p>
          </table:table-cell>
          <table:table-cell table:formula="of:=[.F23]/(2*[.C23])" office:value-type="float" office:value="125000" calcext:value-type="float">
            <text:p>125000</text:p>
          </table:table-cell>
          <table:table-cell table:formula="of:=[.G23]/255" office:value-type="float" office:value="490.196078431373" calcext:value-type="float">
            <text:p>490.196078431373</text:p>
          </table:table-cell>
          <table:table-cell table:formula="of:=[.E23]*[.G23]" office:value-type="float" office:value="18920.947265625" calcext:value-type="float">
            <text:p>18920.947265625</text:p>
          </table:table-cell>
          <table:table-cell table:formula="of:=[.E23]*[.H23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$C$4]*[.A24]" office:value-type="float" office:value="1536" calcext:value-type="float">
            <text:p>1536</text:p>
          </table:table-cell>
          <table:table-cell table:formula="of:=[.$B$4]/[.D24]" office:value-type="float" office:value="0.0756837890625" calcext:value-type="float">
            <text:p>0.0756837890625</text:p>
          </table:table-cell>
          <table:table-cell table:formula="of:=[.$D$4]/[.B24]" office:value-type="float" office:value="250000" calcext:value-type="float">
            <text:p>250000</text:p>
          </table:table-cell>
          <table:table-cell table:formula="of:=[.F24]/(2*[.C24])" office:value-type="float" office:value="125000" calcext:value-type="float">
            <text:p>125000</text:p>
          </table:table-cell>
          <table:table-cell table:formula="of:=[.G24]/255" office:value-type="float" office:value="490.196078431373" calcext:value-type="float">
            <text:p>490.196078431373</text:p>
          </table:table-cell>
          <table:table-cell table:formula="of:=[.E24]*[.G24]" office:value-type="float" office:value="9460.4736328125" calcext:value-type="float">
            <text:p>9460.4736328125</text:p>
          </table:table-cell>
          <table:table-cell table:formula="of:=[.E24]*[.H24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5]" office:value-type="float" office:value="48" calcext:value-type="float">
            <text:p>48</text:p>
          </table:table-cell>
          <table:table-cell table:formula="of:=[.$B$4]/[.D25]" office:value-type="float" office:value="2.42188125" calcext:value-type="float">
            <text:p>2.42188125</text:p>
          </table:table-cell>
          <table:table-cell table:formula="of:=[.$D$4]/[.B25]" office:value-type="float" office:value="62500" calcext:value-type="float">
            <text:p>62500</text:p>
          </table:table-cell>
          <table:table-cell table:formula="of:=[.F25]/(2*[.C25])" office:value-type="float" office:value="31250" calcext:value-type="float">
            <text:p>31250</text:p>
          </table:table-cell>
          <table:table-cell table:formula="of:=[.G25]/255" office:value-type="float" office:value="122.549019607843" calcext:value-type="float">
            <text:p>122.549019607843</text:p>
          </table:table-cell>
          <table:table-cell table:formula="of:=[.E25]*[.G25]" office:value-type="float" office:value="75683.7890625" calcext:value-type="float">
            <text:p>75683.7890625</text:p>
          </table:table-cell>
          <table:table-cell table:formula="of:=[.E25]*[.H25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6]" office:value-type="float" office:value="96" calcext:value-type="float">
            <text:p>96</text:p>
          </table:table-cell>
          <table:table-cell table:formula="of:=[.$B$4]/[.D26]" office:value-type="float" office:value="1.210940625" calcext:value-type="float">
            <text:p>1.210940625</text:p>
          </table:table-cell>
          <table:table-cell table:formula="of:=[.$D$4]/[.B26]" office:value-type="float" office:value="62500" calcext:value-type="float">
            <text:p>62500</text:p>
          </table:table-cell>
          <table:table-cell table:formula="of:=[.F26]/(2*[.C26])" office:value-type="float" office:value="31250" calcext:value-type="float">
            <text:p>31250</text:p>
          </table:table-cell>
          <table:table-cell table:formula="of:=[.G26]/255" office:value-type="float" office:value="122.549019607843" calcext:value-type="float">
            <text:p>122.549019607843</text:p>
          </table:table-cell>
          <table:table-cell table:formula="of:=[.E26]*[.G26]" office:value-type="float" office:value="37841.89453125" calcext:value-type="float">
            <text:p>37841.89453125</text:p>
          </table:table-cell>
          <table:table-cell table:formula="of:=[.E26]*[.H26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7]" office:value-type="float" office:value="192" calcext:value-type="float">
            <text:p>192</text:p>
          </table:table-cell>
          <table:table-cell table:formula="of:=[.$B$4]/[.D27]" office:value-type="float" office:value="0.6054703125" calcext:value-type="float">
            <text:p>0.6054703125</text:p>
          </table:table-cell>
          <table:table-cell table:formula="of:=[.$D$4]/[.B27]" office:value-type="float" office:value="62500" calcext:value-type="float">
            <text:p>62500</text:p>
          </table:table-cell>
          <table:table-cell table:formula="of:=[.F27]/(2*[.C27])" office:value-type="float" office:value="31250" calcext:value-type="float">
            <text:p>31250</text:p>
          </table:table-cell>
          <table:table-cell table:formula="of:=[.G27]/255" office:value-type="float" office:value="122.549019607843" calcext:value-type="float">
            <text:p>122.549019607843</text:p>
          </table:table-cell>
          <table:table-cell table:formula="of:=[.E27]*[.G27]" office:value-type="float" office:value="18920.947265625" calcext:value-type="float">
            <text:p>18920.947265625</text:p>
          </table:table-cell>
          <table:table-cell table:formula="of:=[.E27]*[.H27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8]" office:value-type="float" office:value="384" calcext:value-type="float">
            <text:p>384</text:p>
          </table:table-cell>
          <table:table-cell table:formula="of:=[.$B$4]/[.D28]" office:value-type="float" office:value="0.30273515625" calcext:value-type="float">
            <text:p>0.30273515625</text:p>
          </table:table-cell>
          <table:table-cell table:formula="of:=[.$D$4]/[.B28]" office:value-type="float" office:value="62500" calcext:value-type="float">
            <text:p>62500</text:p>
          </table:table-cell>
          <table:table-cell table:formula="of:=[.F28]/(2*[.C28])" office:value-type="float" office:value="31250" calcext:value-type="float">
            <text:p>31250</text:p>
          </table:table-cell>
          <table:table-cell table:formula="of:=[.G28]/255" office:value-type="float" office:value="122.549019607843" calcext:value-type="float">
            <text:p>122.549019607843</text:p>
          </table:table-cell>
          <table:table-cell table:formula="of:=[.E28]*[.G28]" office:value-type="float" office:value="9460.4736328125" calcext:value-type="float">
            <text:p>9460.4736328125</text:p>
          </table:table-cell>
          <table:table-cell table:formula="of:=[.E28]*[.H28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29]" office:value-type="float" office:value="768" calcext:value-type="float">
            <text:p>768</text:p>
          </table:table-cell>
          <table:table-cell table:formula="of:=[.$B$4]/[.D29]" office:value-type="float" office:value="0.151367578125" calcext:value-type="float">
            <text:p>0.151367578125</text:p>
          </table:table-cell>
          <table:table-cell table:formula="of:=[.$D$4]/[.B29]" office:value-type="float" office:value="62500" calcext:value-type="float">
            <text:p>62500</text:p>
          </table:table-cell>
          <table:table-cell table:formula="of:=[.F29]/(2*[.C29])" office:value-type="float" office:value="31250" calcext:value-type="float">
            <text:p>31250</text:p>
          </table:table-cell>
          <table:table-cell table:formula="of:=[.G29]/255" office:value-type="float" office:value="122.549019607843" calcext:value-type="float">
            <text:p>122.549019607843</text:p>
          </table:table-cell>
          <table:table-cell table:formula="of:=[.E29]*[.G29]" office:value-type="float" office:value="4730.23681640625" calcext:value-type="float">
            <text:p>4730.23681640625</text:p>
          </table:table-cell>
          <table:table-cell table:formula="of:=[.E29]*[.H29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$C$4]*[.A30]" office:value-type="float" office:value="1536" calcext:value-type="float">
            <text:p>1536</text:p>
          </table:table-cell>
          <table:table-cell table:formula="of:=[.$B$4]/[.D30]" office:value-type="float" office:value="0.0756837890625" calcext:value-type="float">
            <text:p>0.0756837890625</text:p>
          </table:table-cell>
          <table:table-cell table:formula="of:=[.$D$4]/[.B30]" office:value-type="float" office:value="62500" calcext:value-type="float">
            <text:p>62500</text:p>
          </table:table-cell>
          <table:table-cell table:formula="of:=[.F30]/(2*[.C30])" office:value-type="float" office:value="31250" calcext:value-type="float">
            <text:p>31250</text:p>
          </table:table-cell>
          <table:table-cell table:formula="of:=[.G30]/255" office:value-type="float" office:value="122.549019607843" calcext:value-type="float">
            <text:p>122.549019607843</text:p>
          </table:table-cell>
          <table:table-cell table:formula="of:=[.E30]*[.G30]" office:value-type="float" office:value="2365.11840820312" calcext:value-type="float">
            <text:p>2365.11840820312</text:p>
          </table:table-cell>
          <table:table-cell table:formula="of:=[.E30]*[.H30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1]" office:value-type="float" office:value="48" calcext:value-type="float">
            <text:p>48</text:p>
          </table:table-cell>
          <table:table-cell table:formula="of:=[.$B$4]/[.D31]" office:value-type="float" office:value="2.42188125" calcext:value-type="float">
            <text:p>2.42188125</text:p>
          </table:table-cell>
          <table:table-cell table:formula="of:=[.$D$4]/[.B31]" office:value-type="float" office:value="15625" calcext:value-type="float">
            <text:p>15625</text:p>
          </table:table-cell>
          <table:table-cell table:formula="of:=[.F31]/(2*[.C31])" office:value-type="float" office:value="7812.5" calcext:value-type="float">
            <text:p>7812.5</text:p>
          </table:table-cell>
          <table:table-cell table:formula="of:=[.G31]/255" office:value-type="float" office:value="30.6372549019608" calcext:value-type="float">
            <text:p>30.6372549019608</text:p>
          </table:table-cell>
          <table:table-cell table:formula="of:=[.E31]*[.G31]" office:value-type="float" office:value="18920.947265625" calcext:value-type="float">
            <text:p>18920.947265625</text:p>
          </table:table-cell>
          <table:table-cell table:formula="of:=[.E31]*[.H31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2]" office:value-type="float" office:value="96" calcext:value-type="float">
            <text:p>96</text:p>
          </table:table-cell>
          <table:table-cell table:formula="of:=[.$B$4]/[.D32]" office:value-type="float" office:value="1.210940625" calcext:value-type="float">
            <text:p>1.210940625</text:p>
          </table:table-cell>
          <table:table-cell table:formula="of:=[.$D$4]/[.B32]" office:value-type="float" office:value="15625" calcext:value-type="float">
            <text:p>15625</text:p>
          </table:table-cell>
          <table:table-cell table:formula="of:=[.F32]/(2*[.C32])" office:value-type="float" office:value="7812.5" calcext:value-type="float">
            <text:p>7812.5</text:p>
          </table:table-cell>
          <table:table-cell table:formula="of:=[.G32]/255" office:value-type="float" office:value="30.6372549019608" calcext:value-type="float">
            <text:p>30.6372549019608</text:p>
          </table:table-cell>
          <table:table-cell table:formula="of:=[.E32]*[.G32]" office:value-type="float" office:value="9460.4736328125" calcext:value-type="float">
            <text:p>9460.4736328125</text:p>
          </table:table-cell>
          <table:table-cell table:formula="of:=[.E32]*[.H32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3]" office:value-type="float" office:value="192" calcext:value-type="float">
            <text:p>192</text:p>
          </table:table-cell>
          <table:table-cell table:formula="of:=[.$B$4]/[.D33]" office:value-type="float" office:value="0.6054703125" calcext:value-type="float">
            <text:p>0.6054703125</text:p>
          </table:table-cell>
          <table:table-cell table:formula="of:=[.$D$4]/[.B33]" office:value-type="float" office:value="15625" calcext:value-type="float">
            <text:p>15625</text:p>
          </table:table-cell>
          <table:table-cell table:formula="of:=[.F33]/(2*[.C33])" office:value-type="float" office:value="7812.5" calcext:value-type="float">
            <text:p>7812.5</text:p>
          </table:table-cell>
          <table:table-cell table:formula="of:=[.G33]/255" office:value-type="float" office:value="30.6372549019608" calcext:value-type="float">
            <text:p>30.6372549019608</text:p>
          </table:table-cell>
          <table:table-cell table:formula="of:=[.E33]*[.G33]" office:value-type="float" office:value="4730.23681640625" calcext:value-type="float">
            <text:p>4730.23681640625</text:p>
          </table:table-cell>
          <table:table-cell table:formula="of:=[.E33]*[.H33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4]" office:value-type="float" office:value="384" calcext:value-type="float">
            <text:p>384</text:p>
          </table:table-cell>
          <table:table-cell table:formula="of:=[.$B$4]/[.D34]" office:value-type="float" office:value="0.30273515625" calcext:value-type="float">
            <text:p>0.30273515625</text:p>
          </table:table-cell>
          <table:table-cell table:formula="of:=[.$D$4]/[.B34]" office:value-type="float" office:value="15625" calcext:value-type="float">
            <text:p>15625</text:p>
          </table:table-cell>
          <table:table-cell table:formula="of:=[.F34]/(2*[.C34])" office:value-type="float" office:value="7812.5" calcext:value-type="float">
            <text:p>7812.5</text:p>
          </table:table-cell>
          <table:table-cell table:formula="of:=[.G34]/255" office:value-type="float" office:value="30.6372549019608" calcext:value-type="float">
            <text:p>30.6372549019608</text:p>
          </table:table-cell>
          <table:table-cell table:formula="of:=[.E34]*[.G34]" office:value-type="float" office:value="2365.11840820312" calcext:value-type="float">
            <text:p>2365.11840820312</text:p>
          </table:table-cell>
          <table:table-cell table:formula="of:=[.E34]*[.H34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5]" office:value-type="float" office:value="768" calcext:value-type="float">
            <text:p>768</text:p>
          </table:table-cell>
          <table:table-cell table:formula="of:=[.$B$4]/[.D35]" office:value-type="float" office:value="0.151367578125" calcext:value-type="float">
            <text:p>0.151367578125</text:p>
          </table:table-cell>
          <table:table-cell table:formula="of:=[.$D$4]/[.B35]" office:value-type="float" office:value="15625" calcext:value-type="float">
            <text:p>15625</text:p>
          </table:table-cell>
          <table:table-cell table:formula="of:=[.F35]/(2*[.C35])" office:value-type="float" office:value="7812.5" calcext:value-type="float">
            <text:p>7812.5</text:p>
          </table:table-cell>
          <table:table-cell table:formula="of:=[.G35]/255" office:value-type="float" office:value="30.6372549019608" calcext:value-type="float">
            <text:p>30.6372549019608</text:p>
          </table:table-cell>
          <table:table-cell table:formula="of:=[.E35]*[.G35]" office:value-type="float" office:value="1182.55920410156" calcext:value-type="float">
            <text:p>1182.55920410156</text:p>
          </table:table-cell>
          <table:table-cell table:formula="of:=[.E35]*[.H35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$4]*[.A36]" office:value-type="float" office:value="1536" calcext:value-type="float">
            <text:p>1536</text:p>
          </table:table-cell>
          <table:table-cell table:formula="of:=[.$B$4]/[.D36]" office:value-type="float" office:value="0.0756837890625" calcext:value-type="float">
            <text:p>0.0756837890625</text:p>
          </table:table-cell>
          <table:table-cell table:formula="of:=[.$D$4]/[.B36]" office:value-type="float" office:value="15625" calcext:value-type="float">
            <text:p>15625</text:p>
          </table:table-cell>
          <table:table-cell table:formula="of:=[.F36]/(2*[.C36])" office:value-type="float" office:value="7812.5" calcext:value-type="float">
            <text:p>7812.5</text:p>
          </table:table-cell>
          <table:table-cell table:formula="of:=[.G36]/255" office:value-type="float" office:value="30.6372549019608" calcext:value-type="float">
            <text:p>30.6372549019608</text:p>
          </table:table-cell>
          <table:table-cell table:formula="of:=[.E36]*[.G36]" office:value-type="float" office:value="591.279602050781" calcext:value-type="float">
            <text:p>591.279602050781</text:p>
          </table:table-cell>
          <table:table-cell table:formula="of:=[.E36]*[.H36]" office:value-type="float" office:value="2.31874353745404" calcext:value-type="float">
            <text:p>2.31874353745404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7]" office:value-type="float" office:value="48" calcext:value-type="float">
            <text:p>48</text:p>
          </table:table-cell>
          <table:table-cell table:formula="of:=[.$B$4]/[.D37]" office:value-type="float" office:value="2.42188125" calcext:value-type="float">
            <text:p>2.42188125</text:p>
          </table:table-cell>
          <table:table-cell table:formula="of:=[.$D$4]/[.B37]" office:value-type="float" office:value="16000000" calcext:value-type="float">
            <text:p>16000000</text:p>
          </table:table-cell>
          <table:table-cell table:formula="of:=[.F37]/(2*[.C37])" office:value-type="float" office:value="4000000" calcext:value-type="float">
            <text:p>4000000</text:p>
          </table:table-cell>
          <table:table-cell table:formula="of:=[.G37]/255" office:value-type="float" office:value="15686.2745098039" calcext:value-type="float">
            <text:p>15686.2745098039</text:p>
          </table:table-cell>
          <table:table-cell table:formula="of:=[.E37]*[.G37]" office:value-type="float" office:value="9687525" calcext:value-type="float">
            <text:p>9687525</text:p>
          </table:table-cell>
          <table:table-cell table:formula="of:=[.E37]*[.H37]" office:value-type="float" office:value="37990.2941176471" calcext:value-type="float">
            <text:p>37990.29411764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8]" office:value-type="float" office:value="96" calcext:value-type="float">
            <text:p>96</text:p>
          </table:table-cell>
          <table:table-cell table:formula="of:=[.$B$4]/[.D38]" office:value-type="float" office:value="1.210940625" calcext:value-type="float">
            <text:p>1.210940625</text:p>
          </table:table-cell>
          <table:table-cell table:formula="of:=[.$D$4]/[.B38]" office:value-type="float" office:value="16000000" calcext:value-type="float">
            <text:p>16000000</text:p>
          </table:table-cell>
          <table:table-cell table:formula="of:=[.F38]/(2*[.C38])" office:value-type="float" office:value="4000000" calcext:value-type="float">
            <text:p>4000000</text:p>
          </table:table-cell>
          <table:table-cell table:formula="of:=[.G38]/255" office:value-type="float" office:value="15686.2745098039" calcext:value-type="float">
            <text:p>15686.2745098039</text:p>
          </table:table-cell>
          <table:table-cell table:formula="of:=[.E38]*[.G38]" office:value-type="float" office:value="4843762.5" calcext:value-type="float">
            <text:p>4843762.5</text:p>
          </table:table-cell>
          <table:table-cell table:formula="of:=[.E38]*[.H38]" office:value-type="float" office:value="18995.1470588235" calcext:value-type="float">
            <text:p>18995.147058823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39]" office:value-type="float" office:value="192" calcext:value-type="float">
            <text:p>192</text:p>
          </table:table-cell>
          <table:table-cell table:formula="of:=[.$B$4]/[.D39]" office:value-type="float" office:value="0.6054703125" calcext:value-type="float">
            <text:p>0.6054703125</text:p>
          </table:table-cell>
          <table:table-cell table:formula="of:=[.$D$4]/[.B39]" office:value-type="float" office:value="16000000" calcext:value-type="float">
            <text:p>16000000</text:p>
          </table:table-cell>
          <table:table-cell table:formula="of:=[.F39]/(2*[.C39])" office:value-type="float" office:value="4000000" calcext:value-type="float">
            <text:p>4000000</text:p>
          </table:table-cell>
          <table:table-cell table:formula="of:=[.G39]/255" office:value-type="float" office:value="15686.2745098039" calcext:value-type="float">
            <text:p>15686.2745098039</text:p>
          </table:table-cell>
          <table:table-cell table:formula="of:=[.E39]*[.G39]" office:value-type="float" office:value="2421881.25" calcext:value-type="float">
            <text:p>2421881.25</text:p>
          </table:table-cell>
          <table:table-cell table:formula="of:=[.E39]*[.H39]" office:value-type="float" office:value="9497.57352941177" calcext:value-type="float">
            <text:p>9497.5735294117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0]" office:value-type="float" office:value="384" calcext:value-type="float">
            <text:p>384</text:p>
          </table:table-cell>
          <table:table-cell table:formula="of:=[.$B$4]/[.D40]" office:value-type="float" office:value="0.30273515625" calcext:value-type="float">
            <text:p>0.30273515625</text:p>
          </table:table-cell>
          <table:table-cell table:formula="of:=[.$D$4]/[.B40]" office:value-type="float" office:value="16000000" calcext:value-type="float">
            <text:p>16000000</text:p>
          </table:table-cell>
          <table:table-cell table:formula="of:=[.F40]/(2*[.C40])" office:value-type="float" office:value="4000000" calcext:value-type="float">
            <text:p>4000000</text:p>
          </table:table-cell>
          <table:table-cell table:formula="of:=[.G40]/255" office:value-type="float" office:value="15686.2745098039" calcext:value-type="float">
            <text:p>15686.2745098039</text:p>
          </table:table-cell>
          <table:table-cell table:formula="of:=[.E40]*[.G40]" office:value-type="float" office:value="1210940.625" calcext:value-type="float">
            <text:p>1210940.625</text:p>
          </table:table-cell>
          <table:table-cell table:formula="of:=[.E40]*[.H40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1]" office:value-type="float" office:value="768" calcext:value-type="float">
            <text:p>768</text:p>
          </table:table-cell>
          <table:table-cell table:formula="of:=[.$B$4]/[.D41]" office:value-type="float" office:value="0.151367578125" calcext:value-type="float">
            <text:p>0.151367578125</text:p>
          </table:table-cell>
          <table:table-cell table:formula="of:=[.$D$4]/[.B41]" office:value-type="float" office:value="16000000" calcext:value-type="float">
            <text:p>16000000</text:p>
          </table:table-cell>
          <table:table-cell table:formula="of:=[.F41]/(2*[.C41])" office:value-type="float" office:value="4000000" calcext:value-type="float">
            <text:p>4000000</text:p>
          </table:table-cell>
          <table:table-cell table:formula="of:=[.G41]/255" office:value-type="float" office:value="15686.2745098039" calcext:value-type="float">
            <text:p>15686.2745098039</text:p>
          </table:table-cell>
          <table:table-cell table:formula="of:=[.E41]*[.G41]" office:value-type="float" office:value="605470.3125" calcext:value-type="float">
            <text:p>605470.3125</text:p>
          </table:table-cell>
          <table:table-cell table:formula="of:=[.E41]*[.H41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C$4]*[.A42]" office:value-type="float" office:value="1536" calcext:value-type="float">
            <text:p>1536</text:p>
          </table:table-cell>
          <table:table-cell table:formula="of:=[.$B$4]/[.D42]" office:value-type="float" office:value="0.0756837890625" calcext:value-type="float">
            <text:p>0.0756837890625</text:p>
          </table:table-cell>
          <table:table-cell table:formula="of:=[.$D$4]/[.B42]" office:value-type="float" office:value="16000000" calcext:value-type="float">
            <text:p>16000000</text:p>
          </table:table-cell>
          <table:table-cell table:formula="of:=[.F42]/(2*[.C42])" office:value-type="float" office:value="4000000" calcext:value-type="float">
            <text:p>4000000</text:p>
          </table:table-cell>
          <table:table-cell table:formula="of:=[.G42]/255" office:value-type="float" office:value="15686.2745098039" calcext:value-type="float">
            <text:p>15686.2745098039</text:p>
          </table:table-cell>
          <table:table-cell table:formula="of:=[.E42]*[.G42]" office:value-type="float" office:value="302735.15625" calcext:value-type="float">
            <text:p>302735.15625</text:p>
          </table:table-cell>
          <table:table-cell table:formula="of:=[.E42]*[.H42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3]" office:value-type="float" office:value="48" calcext:value-type="float">
            <text:p>48</text:p>
          </table:table-cell>
          <table:table-cell table:formula="of:=[.$B$4]/[.D43]" office:value-type="float" office:value="2.42188125" calcext:value-type="float">
            <text:p>2.42188125</text:p>
          </table:table-cell>
          <table:table-cell table:formula="of:=[.$D$4]/[.B43]" office:value-type="float" office:value="2000000" calcext:value-type="float">
            <text:p>2000000</text:p>
          </table:table-cell>
          <table:table-cell table:formula="of:=[.F43]/(2*[.C43])" office:value-type="float" office:value="500000" calcext:value-type="float">
            <text:p>500000</text:p>
          </table:table-cell>
          <table:table-cell table:formula="of:=[.G43]/255" office:value-type="float" office:value="1960.78431372549" calcext:value-type="float">
            <text:p>1960.78431372549</text:p>
          </table:table-cell>
          <table:table-cell table:formula="of:=[.E43]*[.G43]" office:value-type="float" office:value="1210940.625" calcext:value-type="float">
            <text:p>1210940.625</text:p>
          </table:table-cell>
          <table:table-cell table:formula="of:=[.E43]*[.H43]" office:value-type="float" office:value="4748.78676470588" calcext:value-type="float">
            <text:p>4748.78676470588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4]" office:value-type="float" office:value="96" calcext:value-type="float">
            <text:p>96</text:p>
          </table:table-cell>
          <table:table-cell table:formula="of:=[.$B$4]/[.D44]" office:value-type="float" office:value="1.210940625" calcext:value-type="float">
            <text:p>1.210940625</text:p>
          </table:table-cell>
          <table:table-cell table:formula="of:=[.$D$4]/[.B44]" office:value-type="float" office:value="2000000" calcext:value-type="float">
            <text:p>2000000</text:p>
          </table:table-cell>
          <table:table-cell table:formula="of:=[.F44]/(2*[.C44])" office:value-type="float" office:value="500000" calcext:value-type="float">
            <text:p>500000</text:p>
          </table:table-cell>
          <table:table-cell table:formula="of:=[.G44]/255" office:value-type="float" office:value="1960.78431372549" calcext:value-type="float">
            <text:p>1960.78431372549</text:p>
          </table:table-cell>
          <table:table-cell table:formula="of:=[.E44]*[.G44]" office:value-type="float" office:value="605470.3125" calcext:value-type="float">
            <text:p>605470.3125</text:p>
          </table:table-cell>
          <table:table-cell table:formula="of:=[.E44]*[.H44]" office:value-type="float" office:value="2374.39338235294" calcext:value-type="float">
            <text:p>2374.3933823529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5]" office:value-type="float" office:value="192" calcext:value-type="float">
            <text:p>192</text:p>
          </table:table-cell>
          <table:table-cell table:formula="of:=[.$B$4]/[.D45]" office:value-type="float" office:value="0.6054703125" calcext:value-type="float">
            <text:p>0.6054703125</text:p>
          </table:table-cell>
          <table:table-cell table:formula="of:=[.$D$4]/[.B45]" office:value-type="float" office:value="2000000" calcext:value-type="float">
            <text:p>2000000</text:p>
          </table:table-cell>
          <table:table-cell table:formula="of:=[.F45]/(2*[.C45])" office:value-type="float" office:value="500000" calcext:value-type="float">
            <text:p>500000</text:p>
          </table:table-cell>
          <table:table-cell table:formula="of:=[.G45]/255" office:value-type="float" office:value="1960.78431372549" calcext:value-type="float">
            <text:p>1960.78431372549</text:p>
          </table:table-cell>
          <table:table-cell table:formula="of:=[.E45]*[.G45]" office:value-type="float" office:value="302735.15625" calcext:value-type="float">
            <text:p>302735.15625</text:p>
          </table:table-cell>
          <table:table-cell table:formula="of:=[.E45]*[.H45]" office:value-type="float" office:value="1187.19669117647" calcext:value-type="float">
            <text:p>1187.19669117647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6]" office:value-type="float" office:value="384" calcext:value-type="float">
            <text:p>384</text:p>
          </table:table-cell>
          <table:table-cell table:formula="of:=[.$B$4]/[.D46]" office:value-type="float" office:value="0.30273515625" calcext:value-type="float">
            <text:p>0.30273515625</text:p>
          </table:table-cell>
          <table:table-cell table:formula="of:=[.$D$4]/[.B46]" office:value-type="float" office:value="2000000" calcext:value-type="float">
            <text:p>2000000</text:p>
          </table:table-cell>
          <table:table-cell table:formula="of:=[.F46]/(2*[.C46])" office:value-type="float" office:value="500000" calcext:value-type="float">
            <text:p>500000</text:p>
          </table:table-cell>
          <table:table-cell table:formula="of:=[.G46]/255" office:value-type="float" office:value="1960.78431372549" calcext:value-type="float">
            <text:p>1960.78431372549</text:p>
          </table:table-cell>
          <table:table-cell table:formula="of:=[.E46]*[.G46]" office:value-type="float" office:value="151367.578125" calcext:value-type="float">
            <text:p>151367.578125</text:p>
          </table:table-cell>
          <table:table-cell table:formula="of:=[.E46]*[.H46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7]" office:value-type="float" office:value="768" calcext:value-type="float">
            <text:p>768</text:p>
          </table:table-cell>
          <table:table-cell table:formula="of:=[.$B$4]/[.D47]" office:value-type="float" office:value="0.151367578125" calcext:value-type="float">
            <text:p>0.151367578125</text:p>
          </table:table-cell>
          <table:table-cell table:formula="of:=[.$D$4]/[.B47]" office:value-type="float" office:value="2000000" calcext:value-type="float">
            <text:p>2000000</text:p>
          </table:table-cell>
          <table:table-cell table:formula="of:=[.F47]/(2*[.C47])" office:value-type="float" office:value="500000" calcext:value-type="float">
            <text:p>500000</text:p>
          </table:table-cell>
          <table:table-cell table:formula="of:=[.G47]/255" office:value-type="float" office:value="1960.78431372549" calcext:value-type="float">
            <text:p>1960.78431372549</text:p>
          </table:table-cell>
          <table:table-cell table:formula="of:=[.E47]*[.G47]" office:value-type="float" office:value="75683.7890625" calcext:value-type="float">
            <text:p>75683.7890625</text:p>
          </table:table-cell>
          <table:table-cell table:formula="of:=[.E47]*[.H47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$C$4]*[.A48]" office:value-type="float" office:value="1536" calcext:value-type="float">
            <text:p>1536</text:p>
          </table:table-cell>
          <table:table-cell table:formula="of:=[.$B$4]/[.D48]" office:value-type="float" office:value="0.0756837890625" calcext:value-type="float">
            <text:p>0.0756837890625</text:p>
          </table:table-cell>
          <table:table-cell table:formula="of:=[.$D$4]/[.B48]" office:value-type="float" office:value="2000000" calcext:value-type="float">
            <text:p>2000000</text:p>
          </table:table-cell>
          <table:table-cell table:formula="of:=[.F48]/(2*[.C48])" office:value-type="float" office:value="500000" calcext:value-type="float">
            <text:p>500000</text:p>
          </table:table-cell>
          <table:table-cell table:formula="of:=[.G48]/255" office:value-type="float" office:value="1960.78431372549" calcext:value-type="float">
            <text:p>1960.78431372549</text:p>
          </table:table-cell>
          <table:table-cell table:formula="of:=[.E48]*[.G48]" office:value-type="float" office:value="37841.89453125" calcext:value-type="float">
            <text:p>37841.89453125</text:p>
          </table:table-cell>
          <table:table-cell table:formula="of:=[.E48]*[.H48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49]" office:value-type="float" office:value="48" calcext:value-type="float">
            <text:p>48</text:p>
          </table:table-cell>
          <table:table-cell table:formula="of:=[.$B$4]/[.D49]" office:value-type="float" office:value="2.42188125" calcext:value-type="float">
            <text:p>2.42188125</text:p>
          </table:table-cell>
          <table:table-cell table:formula="of:=[.$D$4]/[.B49]" office:value-type="float" office:value="250000" calcext:value-type="float">
            <text:p>250000</text:p>
          </table:table-cell>
          <table:table-cell table:formula="of:=[.F49]/(2*[.C49])" office:value-type="float" office:value="62500" calcext:value-type="float">
            <text:p>62500</text:p>
          </table:table-cell>
          <table:table-cell table:formula="of:=[.G49]/255" office:value-type="float" office:value="245.098039215686" calcext:value-type="float">
            <text:p>245.098039215686</text:p>
          </table:table-cell>
          <table:table-cell table:formula="of:=[.E49]*[.G49]" office:value-type="float" office:value="151367.578125" calcext:value-type="float">
            <text:p>151367.578125</text:p>
          </table:table-cell>
          <table:table-cell table:formula="of:=[.E49]*[.H49]" office:value-type="float" office:value="593.598345588235" calcext:value-type="float">
            <text:p>593.59834558823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0]" office:value-type="float" office:value="96" calcext:value-type="float">
            <text:p>96</text:p>
          </table:table-cell>
          <table:table-cell table:formula="of:=[.$B$4]/[.D50]" office:value-type="float" office:value="1.210940625" calcext:value-type="float">
            <text:p>1.210940625</text:p>
          </table:table-cell>
          <table:table-cell table:formula="of:=[.$D$4]/[.B50]" office:value-type="float" office:value="250000" calcext:value-type="float">
            <text:p>250000</text:p>
          </table:table-cell>
          <table:table-cell table:formula="of:=[.F50]/(2*[.C50])" office:value-type="float" office:value="62500" calcext:value-type="float">
            <text:p>62500</text:p>
          </table:table-cell>
          <table:table-cell table:formula="of:=[.G50]/255" office:value-type="float" office:value="245.098039215686" calcext:value-type="float">
            <text:p>245.098039215686</text:p>
          </table:table-cell>
          <table:table-cell table:formula="of:=[.E50]*[.G50]" office:value-type="float" office:value="75683.7890625" calcext:value-type="float">
            <text:p>75683.7890625</text:p>
          </table:table-cell>
          <table:table-cell table:formula="of:=[.E50]*[.H50]" office:value-type="float" office:value="296.799172794118" calcext:value-type="float">
            <text:p>296.79917279411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1]" office:value-type="float" office:value="192" calcext:value-type="float">
            <text:p>192</text:p>
          </table:table-cell>
          <table:table-cell table:formula="of:=[.$B$4]/[.D51]" office:value-type="float" office:value="0.6054703125" calcext:value-type="float">
            <text:p>0.6054703125</text:p>
          </table:table-cell>
          <table:table-cell table:formula="of:=[.$D$4]/[.B51]" office:value-type="float" office:value="250000" calcext:value-type="float">
            <text:p>250000</text:p>
          </table:table-cell>
          <table:table-cell table:formula="of:=[.F51]/(2*[.C51])" office:value-type="float" office:value="62500" calcext:value-type="float">
            <text:p>62500</text:p>
          </table:table-cell>
          <table:table-cell table:formula="of:=[.G51]/255" office:value-type="float" office:value="245.098039215686" calcext:value-type="float">
            <text:p>245.098039215686</text:p>
          </table:table-cell>
          <table:table-cell table:formula="of:=[.E51]*[.G51]" office:value-type="float" office:value="37841.89453125" calcext:value-type="float">
            <text:p>37841.89453125</text:p>
          </table:table-cell>
          <table:table-cell table:formula="of:=[.E51]*[.H51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2]" office:value-type="float" office:value="384" calcext:value-type="float">
            <text:p>384</text:p>
          </table:table-cell>
          <table:table-cell table:formula="of:=[.$B$4]/[.D52]" office:value-type="float" office:value="0.30273515625" calcext:value-type="float">
            <text:p>0.30273515625</text:p>
          </table:table-cell>
          <table:table-cell table:formula="of:=[.$D$4]/[.B52]" office:value-type="float" office:value="250000" calcext:value-type="float">
            <text:p>250000</text:p>
          </table:table-cell>
          <table:table-cell table:formula="of:=[.F52]/(2*[.C52])" office:value-type="float" office:value="62500" calcext:value-type="float">
            <text:p>62500</text:p>
          </table:table-cell>
          <table:table-cell table:formula="of:=[.G52]/255" office:value-type="float" office:value="245.098039215686" calcext:value-type="float">
            <text:p>245.098039215686</text:p>
          </table:table-cell>
          <table:table-cell table:formula="of:=[.E52]*[.G52]" office:value-type="float" office:value="18920.947265625" calcext:value-type="float">
            <text:p>18920.947265625</text:p>
          </table:table-cell>
          <table:table-cell table:formula="of:=[.E52]*[.H52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3]" office:value-type="float" office:value="768" calcext:value-type="float">
            <text:p>768</text:p>
          </table:table-cell>
          <table:table-cell table:formula="of:=[.$B$4]/[.D53]" office:value-type="float" office:value="0.151367578125" calcext:value-type="float">
            <text:p>0.151367578125</text:p>
          </table:table-cell>
          <table:table-cell table:formula="of:=[.$D$4]/[.B53]" office:value-type="float" office:value="250000" calcext:value-type="float">
            <text:p>250000</text:p>
          </table:table-cell>
          <table:table-cell table:formula="of:=[.F53]/(2*[.C53])" office:value-type="float" office:value="62500" calcext:value-type="float">
            <text:p>62500</text:p>
          </table:table-cell>
          <table:table-cell table:formula="of:=[.G53]/255" office:value-type="float" office:value="245.098039215686" calcext:value-type="float">
            <text:p>245.098039215686</text:p>
          </table:table-cell>
          <table:table-cell table:formula="of:=[.E53]*[.G53]" office:value-type="float" office:value="9460.4736328125" calcext:value-type="float">
            <text:p>9460.4736328125</text:p>
          </table:table-cell>
          <table:table-cell table:formula="of:=[.E53]*[.H53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$C$4]*[.A54]" office:value-type="float" office:value="1536" calcext:value-type="float">
            <text:p>1536</text:p>
          </table:table-cell>
          <table:table-cell table:formula="of:=[.$B$4]/[.D54]" office:value-type="float" office:value="0.0756837890625" calcext:value-type="float">
            <text:p>0.0756837890625</text:p>
          </table:table-cell>
          <table:table-cell table:formula="of:=[.$D$4]/[.B54]" office:value-type="float" office:value="250000" calcext:value-type="float">
            <text:p>250000</text:p>
          </table:table-cell>
          <table:table-cell table:formula="of:=[.F54]/(2*[.C54])" office:value-type="float" office:value="62500" calcext:value-type="float">
            <text:p>62500</text:p>
          </table:table-cell>
          <table:table-cell table:formula="of:=[.G54]/255" office:value-type="float" office:value="245.098039215686" calcext:value-type="float">
            <text:p>245.098039215686</text:p>
          </table:table-cell>
          <table:table-cell table:formula="of:=[.E54]*[.G54]" office:value-type="float" office:value="4730.23681640625" calcext:value-type="float">
            <text:p>4730.23681640625</text:p>
          </table:table-cell>
          <table:table-cell table:formula="of:=[.E54]*[.H54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5]" office:value-type="float" office:value="48" calcext:value-type="float">
            <text:p>48</text:p>
          </table:table-cell>
          <table:table-cell table:formula="of:=[.$B$4]/[.D55]" office:value-type="float" office:value="2.42188125" calcext:value-type="float">
            <text:p>2.42188125</text:p>
          </table:table-cell>
          <table:table-cell table:formula="of:=[.$D$4]/[.B55]" office:value-type="float" office:value="62500" calcext:value-type="float">
            <text:p>62500</text:p>
          </table:table-cell>
          <table:table-cell table:formula="of:=[.F55]/(2*[.C55])" office:value-type="float" office:value="15625" calcext:value-type="float">
            <text:p>15625</text:p>
          </table:table-cell>
          <table:table-cell table:formula="of:=[.G55]/255" office:value-type="float" office:value="61.2745098039216" calcext:value-type="float">
            <text:p>61.2745098039216</text:p>
          </table:table-cell>
          <table:table-cell table:formula="of:=[.E55]*[.G55]" office:value-type="float" office:value="37841.89453125" calcext:value-type="float">
            <text:p>37841.89453125</text:p>
          </table:table-cell>
          <table:table-cell table:formula="of:=[.E55]*[.H55]" office:value-type="float" office:value="148.399586397059" calcext:value-type="float">
            <text:p>148.39958639705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6]" office:value-type="float" office:value="96" calcext:value-type="float">
            <text:p>96</text:p>
          </table:table-cell>
          <table:table-cell table:formula="of:=[.$B$4]/[.D56]" office:value-type="float" office:value="1.210940625" calcext:value-type="float">
            <text:p>1.210940625</text:p>
          </table:table-cell>
          <table:table-cell table:formula="of:=[.$D$4]/[.B56]" office:value-type="float" office:value="62500" calcext:value-type="float">
            <text:p>62500</text:p>
          </table:table-cell>
          <table:table-cell table:formula="of:=[.F56]/(2*[.C56])" office:value-type="float" office:value="15625" calcext:value-type="float">
            <text:p>15625</text:p>
          </table:table-cell>
          <table:table-cell table:formula="of:=[.G56]/255" office:value-type="float" office:value="61.2745098039216" calcext:value-type="float">
            <text:p>61.2745098039216</text:p>
          </table:table-cell>
          <table:table-cell table:formula="of:=[.E56]*[.G56]" office:value-type="float" office:value="18920.947265625" calcext:value-type="float">
            <text:p>18920.947265625</text:p>
          </table:table-cell>
          <table:table-cell table:formula="of:=[.E56]*[.H56]" office:value-type="float" office:value="74.1997931985294" calcext:value-type="float">
            <text:p>74.199793198529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7]" office:value-type="float" office:value="192" calcext:value-type="float">
            <text:p>192</text:p>
          </table:table-cell>
          <table:table-cell table:formula="of:=[.$B$4]/[.D57]" office:value-type="float" office:value="0.6054703125" calcext:value-type="float">
            <text:p>0.6054703125</text:p>
          </table:table-cell>
          <table:table-cell table:formula="of:=[.$D$4]/[.B57]" office:value-type="float" office:value="62500" calcext:value-type="float">
            <text:p>62500</text:p>
          </table:table-cell>
          <table:table-cell table:formula="of:=[.F57]/(2*[.C57])" office:value-type="float" office:value="15625" calcext:value-type="float">
            <text:p>15625</text:p>
          </table:table-cell>
          <table:table-cell table:formula="of:=[.G57]/255" office:value-type="float" office:value="61.2745098039216" calcext:value-type="float">
            <text:p>61.2745098039216</text:p>
          </table:table-cell>
          <table:table-cell table:formula="of:=[.E57]*[.G57]" office:value-type="float" office:value="9460.4736328125" calcext:value-type="float">
            <text:p>9460.4736328125</text:p>
          </table:table-cell>
          <table:table-cell table:formula="of:=[.E57]*[.H57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8]" office:value-type="float" office:value="384" calcext:value-type="float">
            <text:p>384</text:p>
          </table:table-cell>
          <table:table-cell table:formula="of:=[.$B$4]/[.D58]" office:value-type="float" office:value="0.30273515625" calcext:value-type="float">
            <text:p>0.30273515625</text:p>
          </table:table-cell>
          <table:table-cell table:formula="of:=[.$D$4]/[.B58]" office:value-type="float" office:value="62500" calcext:value-type="float">
            <text:p>62500</text:p>
          </table:table-cell>
          <table:table-cell table:formula="of:=[.F58]/(2*[.C58])" office:value-type="float" office:value="15625" calcext:value-type="float">
            <text:p>15625</text:p>
          </table:table-cell>
          <table:table-cell table:formula="of:=[.G58]/255" office:value-type="float" office:value="61.2745098039216" calcext:value-type="float">
            <text:p>61.2745098039216</text:p>
          </table:table-cell>
          <table:table-cell table:formula="of:=[.E58]*[.G58]" office:value-type="float" office:value="4730.23681640625" calcext:value-type="float">
            <text:p>4730.23681640625</text:p>
          </table:table-cell>
          <table:table-cell table:formula="of:=[.E58]*[.H58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$C$4]*[.A59]" office:value-type="float" office:value="768" calcext:value-type="float">
            <text:p>768</text:p>
          </table:table-cell>
          <table:table-cell table:formula="of:=[.$B$4]/[.D59]" office:value-type="float" office:value="0.151367578125" calcext:value-type="float">
            <text:p>0.151367578125</text:p>
          </table:table-cell>
          <table:table-cell table:formula="of:=[.$D$4]/[.B59]" office:value-type="float" office:value="62500" calcext:value-type="float">
            <text:p>62500</text:p>
          </table:table-cell>
          <table:table-cell table:formula="of:=[.F59]/(2*[.C59])" office:value-type="float" office:value="15625" calcext:value-type="float">
            <text:p>15625</text:p>
          </table:table-cell>
          <table:table-cell table:formula="of:=[.G59]/255" office:value-type="float" office:value="61.2745098039216" calcext:value-type="float">
            <text:p>61.2745098039216</text:p>
          </table:table-cell>
          <table:table-cell table:formula="of:=[.E59]*[.G59]" office:value-type="float" office:value="2365.11840820312" calcext:value-type="float">
            <text:p>2365.11840820312</text:p>
          </table:table-cell>
          <table:table-cell table:formula="of:=[.E59]*[.H59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$C$4]*[.A60]" office:value-type="float" office:value="1536" calcext:value-type="float">
            <text:p>1536</text:p>
          </table:table-cell>
          <table:table-cell table:style-name="ce2" table:formula="of:=[.$B$4]/[.D60]" office:value-type="float" office:value="0.0756837890625" calcext:value-type="float">
            <text:p>0.0756837890625</text:p>
          </table:table-cell>
          <table:table-cell table:style-name="ce2" table:formula="of:=[.$D$4]/[.B60]" office:value-type="float" office:value="62500" calcext:value-type="float">
            <text:p>62500</text:p>
          </table:table-cell>
          <table:table-cell table:style-name="ce2" table:formula="of:=[.F60]/(2*[.C60])" office:value-type="float" office:value="15625" calcext:value-type="float">
            <text:p>15625</text:p>
          </table:table-cell>
          <table:table-cell table:style-name="ce2" table:formula="of:=[.G60]/255" office:value-type="float" office:value="61.2745098039216" calcext:value-type="float">
            <text:p>61.2745098039216</text:p>
          </table:table-cell>
          <table:table-cell table:style-name="ce2" table:formula="of:=[.E60]*[.G60]" office:value-type="float" office:value="1182.55920410156" calcext:value-type="float">
            <text:p>1182.55920410156</text:p>
          </table:table-cell>
          <table:table-cell table:style-name="ce2" table:formula="of:=[.E60]*[.H60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1]" office:value-type="float" office:value="48" calcext:value-type="float">
            <text:p>48</text:p>
          </table:table-cell>
          <table:table-cell table:formula="of:=[.$B$4]/[.D61]" office:value-type="float" office:value="2.42188125" calcext:value-type="float">
            <text:p>2.42188125</text:p>
          </table:table-cell>
          <table:table-cell table:formula="of:=[.$D$4]/[.B61]" office:value-type="float" office:value="15625" calcext:value-type="float">
            <text:p>15625</text:p>
          </table:table-cell>
          <table:table-cell table:formula="of:=[.F61]/(2*[.C61])" office:value-type="float" office:value="3906.25" calcext:value-type="float">
            <text:p>3906.25</text:p>
          </table:table-cell>
          <table:table-cell table:formula="of:=[.G61]/255" office:value-type="float" office:value="15.3186274509804" calcext:value-type="float">
            <text:p>15.3186274509804</text:p>
          </table:table-cell>
          <table:table-cell table:formula="of:=[.E61]*[.G61]" office:value-type="float" office:value="9460.4736328125" calcext:value-type="float">
            <text:p>9460.4736328125</text:p>
          </table:table-cell>
          <table:table-cell table:formula="of:=[.E61]*[.H61]" office:value-type="float" office:value="37.0998965992647" calcext:value-type="float">
            <text:p>37.09989659926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2]" office:value-type="float" office:value="96" calcext:value-type="float">
            <text:p>96</text:p>
          </table:table-cell>
          <table:table-cell table:formula="of:=[.$B$4]/[.D62]" office:value-type="float" office:value="1.210940625" calcext:value-type="float">
            <text:p>1.210940625</text:p>
          </table:table-cell>
          <table:table-cell table:formula="of:=[.$D$4]/[.B62]" office:value-type="float" office:value="15625" calcext:value-type="float">
            <text:p>15625</text:p>
          </table:table-cell>
          <table:table-cell table:formula="of:=[.F62]/(2*[.C62])" office:value-type="float" office:value="3906.25" calcext:value-type="float">
            <text:p>3906.25</text:p>
          </table:table-cell>
          <table:table-cell table:formula="of:=[.G62]/255" office:value-type="float" office:value="15.3186274509804" calcext:value-type="float">
            <text:p>15.3186274509804</text:p>
          </table:table-cell>
          <table:table-cell table:formula="of:=[.E62]*[.G62]" office:value-type="float" office:value="4730.23681640625" calcext:value-type="float">
            <text:p>4730.23681640625</text:p>
          </table:table-cell>
          <table:table-cell table:formula="of:=[.E62]*[.H62]" office:value-type="float" office:value="18.5499482996324" calcext:value-type="float">
            <text:p>18.5499482996324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3]" office:value-type="float" office:value="192" calcext:value-type="float">
            <text:p>192</text:p>
          </table:table-cell>
          <table:table-cell table:formula="of:=[.$B$4]/[.D63]" office:value-type="float" office:value="0.6054703125" calcext:value-type="float">
            <text:p>0.6054703125</text:p>
          </table:table-cell>
          <table:table-cell table:formula="of:=[.$D$4]/[.B63]" office:value-type="float" office:value="15625" calcext:value-type="float">
            <text:p>15625</text:p>
          </table:table-cell>
          <table:table-cell table:formula="of:=[.F63]/(2*[.C63])" office:value-type="float" office:value="3906.25" calcext:value-type="float">
            <text:p>3906.25</text:p>
          </table:table-cell>
          <table:table-cell table:formula="of:=[.G63]/255" office:value-type="float" office:value="15.3186274509804" calcext:value-type="float">
            <text:p>15.3186274509804</text:p>
          </table:table-cell>
          <table:table-cell table:formula="of:=[.E63]*[.G63]" office:value-type="float" office:value="2365.11840820312" calcext:value-type="float">
            <text:p>2365.11840820312</text:p>
          </table:table-cell>
          <table:table-cell table:formula="of:=[.E63]*[.H63]" office:value-type="float" office:value="9.27497414981618" calcext:value-type="float">
            <text:p>9.2749741498161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4]" office:value-type="float" office:value="384" calcext:value-type="float">
            <text:p>384</text:p>
          </table:table-cell>
          <table:table-cell table:formula="of:=[.$B$4]/[.D64]" office:value-type="float" office:value="0.30273515625" calcext:value-type="float">
            <text:p>0.30273515625</text:p>
          </table:table-cell>
          <table:table-cell table:formula="of:=[.$D$4]/[.B64]" office:value-type="float" office:value="15625" calcext:value-type="float">
            <text:p>15625</text:p>
          </table:table-cell>
          <table:table-cell table:formula="of:=[.F64]/(2*[.C64])" office:value-type="float" office:value="3906.25" calcext:value-type="float">
            <text:p>3906.25</text:p>
          </table:table-cell>
          <table:table-cell table:formula="of:=[.G64]/255" office:value-type="float" office:value="15.3186274509804" calcext:value-type="float">
            <text:p>15.3186274509804</text:p>
          </table:table-cell>
          <table:table-cell table:formula="of:=[.E64]*[.G64]" office:value-type="float" office:value="1182.55920410156" calcext:value-type="float">
            <text:p>1182.55920410156</text:p>
          </table:table-cell>
          <table:table-cell table:formula="of:=[.E64]*[.H64]" office:value-type="float" office:value="4.63748707490809" calcext:value-type="float">
            <text:p>4.6374870749080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5]" office:value-type="float" office:value="768" calcext:value-type="float">
            <text:p>768</text:p>
          </table:table-cell>
          <table:table-cell table:formula="of:=[.$B$4]/[.D65]" office:value-type="float" office:value="0.151367578125" calcext:value-type="float">
            <text:p>0.151367578125</text:p>
          </table:table-cell>
          <table:table-cell table:formula="of:=[.$D$4]/[.B65]" office:value-type="float" office:value="15625" calcext:value-type="float">
            <text:p>15625</text:p>
          </table:table-cell>
          <table:table-cell table:formula="of:=[.F65]/(2*[.C65])" office:value-type="float" office:value="3906.25" calcext:value-type="float">
            <text:p>3906.25</text:p>
          </table:table-cell>
          <table:table-cell table:formula="of:=[.G65]/255" office:value-type="float" office:value="15.3186274509804" calcext:value-type="float">
            <text:p>15.3186274509804</text:p>
          </table:table-cell>
          <table:table-cell table:formula="of:=[.E65]*[.G65]" office:value-type="float" office:value="591.279602050781" calcext:value-type="float">
            <text:p>591.279602050781</text:p>
          </table:table-cell>
          <table:table-cell table:formula="of:=[.E65]*[.H65]" office:value-type="float" office:value="2.31874353745404" calcext:value-type="float">
            <text:p>2.31874353745404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table:formula="of:=[.$C$4]*[.A66]" office:value-type="float" office:value="1536" calcext:value-type="float">
            <text:p>1536</text:p>
          </table:table-cell>
          <table:table-cell table:formula="of:=[.$B$4]/[.D66]" office:value-type="float" office:value="0.0756837890625" calcext:value-type="float">
            <text:p>0.0756837890625</text:p>
          </table:table-cell>
          <table:table-cell table:formula="of:=[.$D$4]/[.B66]" office:value-type="float" office:value="15625" calcext:value-type="float">
            <text:p>15625</text:p>
          </table:table-cell>
          <table:table-cell table:formula="of:=[.F66]/(2*[.C66])" office:value-type="float" office:value="3906.25" calcext:value-type="float">
            <text:p>3906.25</text:p>
          </table:table-cell>
          <table:table-cell table:formula="of:=[.G66]/255" office:value-type="float" office:value="15.3186274509804" calcext:value-type="float">
            <text:p>15.3186274509804</text:p>
          </table:table-cell>
          <table:table-cell table:formula="of:=[.E66]*[.G66]" office:value-type="float" office:value="295.639801025391" calcext:value-type="float">
            <text:p>295.639801025391</text:p>
          </table:table-cell>
          <table:table-cell table:formula="of:=[.E66]*[.H66]" office:value-type="float" office:value="1.15937176872702" calcext:value-type="float">
            <text:p>1.15937176872702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 style:data-style-name="N2" text:time-value="12:27:14.17025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0:37:50.012488945</meta:creation-date>
    <meta:editing-duration>P1DT10H28M10S</meta:editing-duration>
    <meta:editing-cycles>3</meta:editing-cycles>
    <meta:generator>LibreOffice/6.1.1.2$Linux_X86_64 LibreOffice_project/10$Build-2</meta:generator>
    <dc:date>2018-09-16T13:28:17.216378106</dc:date>
    <meta:document-statistic meta:table-count="1" meta:cell-count="628" meta:object-count="0"/>
  </office:meta>
</office:document-meta>
</file>